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593cm" fo:min-width="3.343cm" fo:padding-top="0.151cm" fo:padding-bottom="0.151cm" fo:padding-left="0.276cm" fo:padding-right="0.276cm" loext:decorative="false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.5cm" fo:min-width="1.25cm" loext:decorative="false"/>
      <style:paragraph-properties style:writing-mode="lr-tb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0.2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.5cm" fo:min-width="4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P1" style:family="paragraph">
      <style:paragraph-properties fo:text-align="center"/>
      <style:text-properties fo:font-size="20pt"/>
    </style:style>
    <style:style style:name="P2" style:family="paragraph">
      <loext:graphic-properties draw:fill="none"/>
      <style:paragraph-properties fo:text-align="center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000000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000000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43cm" svg:height="3.843cm" svg:x="7.969cm" svg:y="11.906cm">
          <text:p text:style-name="P1">H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26cm" svg:y1="12.724cm" svg:x2="5.929cm" svg:y2="12.724cm">
          <text:p/>
        </draw:line>
        <draw:line draw:style-name="gr2" draw:text-style-name="P3" draw:layer="layout" svg:x1="8cm" svg:y1="15cm" svg:x2="6cm" svg:y2="15cm">
          <text:p/>
        </draw:line>
        <draw:line draw:style-name="gr2" draw:text-style-name="P3" draw:layer="layout" svg:x1="11.75cm" svg:y1="12.75cm" svg:x2="14cm" svg:y2="12.75cm">
          <text:p/>
        </draw:line>
        <draw:line draw:style-name="gr2" draw:text-style-name="P3" draw:layer="layout" svg:x1="11.75cm" svg:y1="15cm" svg:x2="14cm" svg:y2="15cm">
          <text:p/>
        </draw:line>
        <draw:custom-shape draw:style-name="gr3" draw:text-style-name="P5" draw:layer="layout" svg:width="1.75cm" svg:height="1.75cm" svg:x="5.25cm" svg:y="13cm">
          <text:p text:style-name="P4">x(t)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75cm" svg:height="1.75cm" svg:x="13cm" svg:y="13cm">
          <text:p text:style-name="P4">y(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75cm" svg:height="1.75cm" svg:x="5.25cm" svg:y="13cm">
          <text:p text:style-name="P4">x(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0.5cm" svg:height="0.5cm" svg:x="6cm" svg:y="13cm">
          <text:p text:style-name="P6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5cm" svg:height="0.5cm" svg:x="13.75cm" svg:y="13cm">
          <text:p text:style-name="P6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5cm" svg:height="0.5cm" svg:x="6cm" svg:y="14.5cm">
          <text:p text:style-name="P6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5cm" svg:height="0.5cm" svg:x="13.75cm" svg:y="14.5cm">
          <text:p text:style-name="P6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5cm" svg:height="1.75cm" svg:x="7.75cm" svg:y="11.75cm">
          <text:p text:style-name="P8"><text:span text:style-name="T2">w(t)+s(t) <text:s text:c="5"/>s(t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5cm" svg:height="0.25cm" svg:x="10.25cm" svg:y="1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6:42:34.010227884</meta:creation-date>
    <dc:date>2025-03-09T16:49:57.014927256</dc:date>
    <meta:editing-duration>PT7M23S</meta:editing-duration>
    <meta:editing-cycles>2</meta:editing-cycles>
    <meta:generator>LibreOffice/24.2.7.2$Linux_X86_64 LibreOffice_project/420$Build-2</meta:generator>
    <meta:document-statistic meta:object-count="14"/>
  </office:meta>
</office:document-meta>
</file>